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Значентие</text:p>
          </table:table-cell>
          <table:table-cell office:value-type="string" calcext:value-type="string">
            <text:p>Погрешность</text:p>
          </table:table-cell>
        </table:table-row>
        <table:table-row table:style-name="ro1">
          <table:table-cell office:value-type="string" calcext:value-type="string">
            <text:p>L, мм</text:p>
          </table:table-cell>
          <table:table-cell table:formula="of:=SQRT([.$B$17]^2-[.$B$3]^2)" office:value-type="float" office:value="21799.6945584107" calcext:value-type="float">
            <text:p>21799,6945584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, мм</text:p>
          </table:table-cell>
          <table:table-cell office:value-type="float" office:value="115.4" calcext:value-type="float">
            <text:p>115,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r, мм</text:p>
          </table:table-cell>
          <table:table-cell office:value-type="float" office:value="30.5" calcext:value-type="float">
            <text:p>30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, г</text:p>
          </table:table-cell>
          <table:table-cell office:value-type="float" office:value="993.5" calcext:value-type="float">
            <text:p>993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L', мм</text:p>
          </table:table-cell>
          <table:table-cell office:value-type="float" office:value="21800" calcext:value-type="float">
            <text:p>218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30:19.367023797</meta:creation-date>
    <dc:date>2023-11-14T09:35:25.927246706</dc:date>
    <meta:editing-duration>PT5M7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